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Times New Roman1" svg:font-family="'Times New Roman'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List_20_Paragraph" style:list-style-name="L1">
      <style:paragraph-properties fo:line-height="150%" fo:text-align="justify" style:justify-single-word="false"/>
      <style:text-properties fo:font-weight="normal" officeooo:rsid="002d0da3" officeooo:paragraph-rsid="001b89b9" style:font-weight-asian="normal" style:font-weight-complex="normal"/>
    </style:style>
    <style:style style:name="P2" style:family="paragraph" style:parent-style-name="List_20_Paragraph" style:list-style-name="L1">
      <style:paragraph-properties fo:margin-left="0cm" fo:margin-right="0cm" fo:line-height="150%" fo:text-align="justify" style:justify-single-word="false" fo:text-indent="0cm" style:auto-text-indent="false"/>
      <style:text-properties fo:font-weight="normal" officeooo:rsid="001c0c86" officeooo:paragraph-rsid="001c0c86" style:font-weight-asian="normal" style:font-weight-complex="normal"/>
    </style:style>
    <style:style style:name="P3" style:family="paragraph" style:parent-style-name="Standard">
      <style:paragraph-properties fo:line-height="150%" fo:text-align="justify" style:justify-single-word="false"/>
      <style:text-properties style:font-name="Times New Roman1" fo:font-size="14pt" officeooo:rsid="0010593e" officeooo:paragraph-rsid="0015c367" style:font-size-asian="14pt" style:font-size-complex="14pt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style:writing-mode="lr-tb">
        <style:tab-stops>
          <style:tab-stop style:position="0.751cm"/>
          <style:tab-stop style:position="2cm"/>
        </style:tab-stops>
      </style:paragraph-properties>
      <style:text-properties style:font-name="Times New Roman" fo:font-size="16pt" fo:language="ru" fo:country="RU" fo:font-weight="bold" officeooo:paragraph-rsid="0015c367" style:font-size-asian="16pt" style:language-asian="en" style:country-asian="US" style:font-weight-asian="bold" style:font-name-complex="Times New Roman2" style:font-size-complex="16pt" style:language-complex="ar" style:country-complex="SA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0cm" style:auto-text-indent="false" style:writing-mode="lr-tb">
        <style:tab-stops>
          <style:tab-stop style:position="0.751cm"/>
          <style:tab-stop style:position="2cm"/>
        </style:tab-stops>
      </style:paragraph-properties>
      <style:text-properties style:font-name="Times New Roman" fo:font-size="16pt" fo:language="ru" fo:country="RU" fo:font-weight="normal" officeooo:rsid="00105b6f" officeooo:paragraph-rsid="0015c367" style:font-size-asian="16pt" style:language-asian="en" style:country-asian="US" style:font-weight-asian="normal" style:font-name-complex="Times New Roman2" style:font-size-complex="16pt" style:language-complex="ar" style:country-complex="SA" style:font-weight-complex="normal" fo:hyphenate="false" fo:hyphenation-remain-char-count="2" fo:hyphenation-push-char-count="2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0cm" style:auto-text-indent="false" style:writing-mode="lr-tb">
        <style:tab-stops>
          <style:tab-stop style:position="0.751cm"/>
          <style:tab-stop style:position="2cm"/>
        </style:tab-stops>
      </style:paragraph-properties>
      <style:text-properties fo:font-size="16pt" officeooo:rsid="00105b6f" officeooo:paragraph-rsid="0015c367" style:font-size-asian="16pt" style:font-size-complex="16pt" fo:hyphenate="false" fo:hyphenation-remain-char-count="2" fo:hyphenation-push-char-count="2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hyphenation-ladder-count="no-limit" fo:text-indent="0cm" style:auto-text-indent="false" style:writing-mode="lr-tb">
        <style:tab-stops>
          <style:tab-stop style:position="0.751cm"/>
          <style:tab-stop style:position="2cm"/>
        </style:tab-stops>
      </style:paragraph-properties>
      <style:text-properties fo:color="#000000" style:font-name="Times New Roman" fo:font-size="16pt" fo:language="ru" fo:country="RU" officeooo:rsid="00193a35" officeooo:paragraph-rsid="0015c367" style:font-name-asian="Times New Roman2" style:font-size-asian="16pt" style:language-asian="en" style:country-asian="US" style:font-name-complex="Times New Roman2" style:font-size-complex="16pt" style:language-complex="ar" style:country-complex="SA" fo:hyphenate="false" fo:hyphenation-remain-char-count="2" fo:hyphenation-push-char-count="2"/>
    </style:style>
    <style:style style:name="P8" style:family="paragraph" style:parent-style-name="Standard" style:master-page-name="First_20_Page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style:page-number="auto" style:writing-mode="lr-tb">
        <style:tab-stops>
          <style:tab-stop style:position="0.751cm"/>
          <style:tab-stop style:position="2cm"/>
        </style:tab-stops>
      </style:paragraph-properties>
      <style:text-properties style:font-name="Times New Roman" fo:font-size="16pt" fo:language="ru" fo:country="RU" officeooo:paragraph-rsid="0015c367" style:font-size-asian="16pt" style:language-asian="en" style:country-asian="US" style:font-name-complex="Times New Roman2" style:font-size-complex="16pt" style:language-complex="ar" style:country-complex="SA"/>
    </style:style>
    <style:style style:name="P9" style:family="paragraph" style:parent-style-name="Standard">
      <loext:graphic-properties draw:fill="solid" draw:fill-color="#ffffff"/>
      <style:paragraph-properties fo:margin-top="0.009cm" fo:margin-bottom="0.282cm" loext:contextual-spacing="false" fo:line-height="150%" fo:text-align="center" style:justify-single-word="false" fo:background-color="#ffffff"/>
      <style:text-properties fo:font-size="20pt" fo:font-weight="bold" officeooo:rsid="0019de32" officeooo:paragraph-rsid="0015c367" style:font-size-asian="20pt" style:font-weight-asian="bold" style:font-size-complex="20pt"/>
    </style:style>
    <style:style style:name="P10" style:family="paragraph" style:parent-style-name="Standard">
      <loext:graphic-properties draw:fill="solid" draw:fill-color="#ffffff"/>
      <style:paragraph-properties fo:margin-top="0.009cm" fo:margin-bottom="0.282cm" loext:contextual-spacing="false" fo:line-height="150%" fo:text-align="center" style:justify-single-word="false" fo:background-color="#ffffff"/>
      <style:text-properties fo:font-size="20pt" fo:font-weight="bold" officeooo:rsid="0005e099" officeooo:paragraph-rsid="0015c367" style:font-size-asian="20pt" style:font-weight-asian="bold" style:font-size-complex="20pt"/>
    </style:style>
    <style:style style:name="P11" style:family="paragraph" style:parent-style-name="Standard">
      <loext:graphic-properties draw:fill="solid" draw:fill-color="#ffffff"/>
      <style:paragraph-properties fo:margin-top="0.009cm" fo:margin-bottom="0.282cm" loext:contextual-spacing="false" fo:line-height="150%" fo:text-align="center" style:justify-single-word="false" fo:background-color="#ffffff"/>
      <style:text-properties style:font-name="Times New Roman1" fo:font-size="20pt" fo:font-weight="bold" officeooo:rsid="000d9fe5" officeooo:paragraph-rsid="0015c367" style:font-size-asian="20pt" style:font-weight-asian="bold" style:font-size-complex="20pt"/>
    </style:style>
    <style:style style:name="P12" style:family="paragraph" style:parent-style-name="Standard">
      <loext:graphic-properties draw:fill="solid" draw:fill-color="#ffffff"/>
      <style:paragraph-properties fo:margin-top="0.009cm" fo:margin-bottom="0.282cm" loext:contextual-spacing="false" fo:line-height="150%" fo:text-align="center" style:justify-single-word="false" fo:background-color="#ffffff"/>
      <style:text-properties style:font-name="Times New Roman1" fo:font-size="20pt" officeooo:paragraph-rsid="0015c367" style:font-size-asian="20pt" style:font-size-complex="20pt"/>
    </style:style>
    <style:style style:name="P13" style:family="paragraph" style:parent-style-name="Standard">
      <style:paragraph-properties fo:margin-left="6.253cm" fo:margin-right="0cm" fo:margin-top="0cm" fo:margin-bottom="0cm" loext:contextual-spacing="false" fo:line-height="150%" fo:text-align="justify" style:justify-single-word="false" fo:hyphenation-ladder-count="no-limit" fo:text-indent="0cm" style:auto-text-indent="false" style:writing-mode="lr-tb">
        <style:tab-stops>
          <style:tab-stop style:position="0.751cm"/>
          <style:tab-stop style:position="2cm"/>
        </style:tab-stops>
      </style:paragraph-properties>
      <style:text-properties style:font-name="Times New Roman" fo:font-size="16pt" fo:language="ru" fo:country="RU" officeooo:rsid="00105b6f" officeooo:paragraph-rsid="0015c367" style:font-size-asian="16pt" style:language-asian="en" style:country-asian="US" style:font-name-complex="Times New Roman2" style:font-size-complex="16pt" style:language-complex="ar" style:country-complex="SA" fo:hyphenate="false" fo:hyphenation-remain-char-count="2" fo:hyphenation-push-char-count="2"/>
    </style:style>
    <style:style style:name="P14" style:family="paragraph" style:parent-style-name="Standard">
      <style:paragraph-properties fo:margin-left="6.253cm" fo:margin-right="0cm" fo:margin-top="0cm" fo:margin-bottom="0cm" loext:contextual-spacing="false" fo:line-height="150%" fo:text-align="justify" style:justify-single-word="false" fo:hyphenation-ladder-count="no-limit" fo:text-indent="0cm" style:auto-text-indent="false" style:writing-mode="lr-tb">
        <style:tab-stops>
          <style:tab-stop style:position="0.751cm"/>
          <style:tab-stop style:position="2cm"/>
        </style:tab-stops>
      </style:paragraph-properties>
      <style:text-properties style:font-name="Times New Roman" fo:font-size="16pt" fo:language="ru" fo:country="RU" officeooo:rsid="0009f7e3" officeooo:paragraph-rsid="0015c367" style:font-size-asian="16pt" style:language-asian="en" style:country-asian="US" style:font-name-complex="Times New Roman2" style:font-size-complex="16pt" style:language-complex="ar" style:country-complex="SA" fo:hyphenate="false" fo:hyphenation-remain-char-count="2" fo:hyphenation-push-char-count="2"/>
    </style:style>
    <style:style style:name="P15" style:family="paragraph" style:parent-style-name="Standard">
      <loext:graphic-properties draw:fill="solid" draw:fill-color="#ffffff"/>
      <style:paragraph-properties fo:margin-left="6.253cm" fo:margin-right="0cm" fo:margin-top="0cm" fo:margin-bottom="0cm" loext:contextual-spacing="false" fo:line-height="150%" fo:text-align="justify" style:justify-single-word="false" fo:hyphenation-ladder-count="no-limit" fo:text-indent="0cm" style:auto-text-indent="false" fo:background-color="#ffffff" style:writing-mode="lr-tb">
        <style:tab-stops>
          <style:tab-stop style:position="0.751cm"/>
          <style:tab-stop style:position="2cm"/>
        </style:tab-stops>
      </style:paragraph-properties>
      <style:text-properties style:font-name="Times New Roman" fo:font-size="16pt" fo:language="ru" fo:country="RU" officeooo:rsid="00374d17" officeooo:paragraph-rsid="0015c367" style:font-size-asian="16pt" style:language-asian="en" style:country-asian="US" style:font-name-complex="Times New Roman2" style:font-size-complex="16pt" style:language-complex="ar" style:country-complex="SA" fo:hyphenate="false" fo:hyphenation-remain-char-count="2" fo:hyphenation-push-char-count="2"/>
    </style:style>
    <style:style style:name="P16" style:family="paragraph" style:parent-style-name="Standard">
      <loext:graphic-properties draw:fill="solid" draw:fill-color="#ffffff"/>
      <style:paragraph-properties fo:margin-left="6.253cm" fo:margin-right="0cm" fo:margin-top="0cm" fo:margin-bottom="0cm" loext:contextual-spacing="false" fo:line-height="150%" fo:text-align="justify" style:justify-single-word="false" fo:hyphenation-ladder-count="no-limit" fo:text-indent="0cm" style:auto-text-indent="false" fo:background-color="#ffffff" style:writing-mode="lr-tb">
        <style:tab-stops>
          <style:tab-stop style:position="0.751cm"/>
          <style:tab-stop style:position="2cm"/>
        </style:tab-stops>
      </style:paragraph-properties>
      <style:text-properties style:font-name="Times New Roman" fo:font-size="14pt" officeooo:paragraph-rsid="0015c367" style:font-size-asian="14pt" style:font-name-complex="Times New Roman2" style:font-size-complex="14pt" fo:hyphenate="false" fo:hyphenation-remain-char-count="2" fo:hyphenation-push-char-count="2"/>
    </style:style>
    <style:style style:name="P17" style:family="paragraph" style:parent-style-name="Text_20_body">
      <style:paragraph-properties fo:line-height="150%" fo:text-align="justify" style:justify-single-word="false"/>
      <style:text-properties fo:font-weight="normal" officeooo:rsid="0016c6cc" officeooo:paragraph-rsid="0016c6cc" style:font-weight-asian="normal" style:font-weight-complex="normal"/>
    </style:style>
    <style:style style:name="P18" style:family="paragraph" style:parent-style-name="Text_20_body">
      <style:paragraph-properties fo:line-height="150%"/>
      <style:text-properties style:font-name="Times New Roman1" fo:font-size="14pt" officeooo:rsid="0010593e" officeooo:paragraph-rsid="0015c367" style:font-size-asian="14pt" style:font-size-complex="14pt"/>
    </style:style>
    <style:style style:name="P19" style:family="paragraph" style:parent-style-name="Text_20_body">
      <style:paragraph-properties fo:line-height="150%"/>
      <style:text-properties style:font-name="Times New Roman1" fo:font-size="14pt" officeooo:rsid="0015c367" officeooo:paragraph-rsid="0015c367" style:font-size-asian="14pt" style:font-size-complex="14pt"/>
    </style:style>
    <style:style style:name="P20" style:family="paragraph" style:parent-style-name="Text_20_body">
      <style:paragraph-properties fo:line-height="100%"/>
      <style:text-properties style:font-name="Times New Roman1" officeooo:paragraph-rsid="0015c367"/>
    </style:style>
    <style:style style:name="P21" style:family="paragraph" style:parent-style-name="Text_20_body">
      <style:paragraph-properties fo:line-height="100%"/>
      <style:text-properties style:font-name="Times New Roman1" officeooo:rsid="00168212" officeooo:paragraph-rsid="00168212"/>
    </style:style>
    <style:style style:name="P22" style:family="paragraph" style:parent-style-name="Text_20_body">
      <style:paragraph-properties fo:line-height="150%" fo:text-align="justify" style:justify-single-word="false"/>
      <style:text-properties officeooo:paragraph-rsid="001b89b9"/>
    </style:style>
    <style:style style:name="P23" style:family="paragraph" style:parent-style-name="Text_20_body" style:list-style-name="L1">
      <style:paragraph-properties fo:line-height="150%" fo:text-align="justify" style:justify-single-word="false"/>
      <style:text-properties officeooo:paragraph-rsid="001b89b9"/>
    </style:style>
    <style:style style:name="P24" style:family="paragraph" style:parent-style-name="Text_20_body">
      <style:text-properties officeooo:paragraph-rsid="0015c367"/>
    </style:style>
    <style:style style:name="P25" style:family="paragraph" style:parent-style-name="Text_20_body">
      <style:paragraph-properties fo:line-height="100%"/>
      <style:text-properties style:font-name="Times New Roman1" fo:font-size="10pt" officeooo:paragraph-rsid="0015c367" style:font-size-asian="10pt" style:font-size-complex="10pt"/>
    </style:style>
    <style:style style:name="P26" style:family="paragraph" style:parent-style-name="Text_20_body">
      <style:paragraph-properties fo:line-height="150%" fo:text-align="justify" style:justify-single-word="false"/>
      <style:text-properties officeooo:rsid="001b89b9" officeooo:paragraph-rsid="001b89b9"/>
    </style:style>
    <style:style style:name="P27" style:family="paragraph" style:parent-style-name="Text_20_body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0cm" style:auto-text-indent="false" style:writing-mode="lr-tb">
        <style:tab-stops>
          <style:tab-stop style:position="0.751cm"/>
          <style:tab-stop style:position="2cm"/>
        </style:tab-stops>
      </style:paragraph-properties>
      <style:text-properties style:font-name="Times New Roman" fo:font-size="16pt" fo:language="ru" fo:country="RU" fo:font-weight="normal" officeooo:rsid="00105b6f" officeooo:paragraph-rsid="0015c367" style:font-size-asian="16pt" style:language-asian="en" style:country-asian="US" style:font-weight-asian="normal" style:font-name-complex="Times New Roman2" style:font-size-complex="16pt" style:language-complex="ar" style:country-complex="SA" style:font-weight-complex="normal" fo:hyphenate="false" fo:hyphenation-remain-char-count="2" fo:hyphenation-push-char-count="2"/>
    </style:style>
    <style:style style:name="P28" style:family="paragraph" style:parent-style-name="Heading_20_1">
      <style:paragraph-properties fo:line-height="150%"/>
      <style:text-properties officeooo:paragraph-rsid="0015c367"/>
    </style:style>
    <style:style style:name="P29" style:family="paragraph" style:parent-style-name="Heading_20_1">
      <style:paragraph-properties fo:line-height="150%"/>
      <style:text-properties officeooo:rsid="000ef72e" officeooo:paragraph-rsid="0015c367"/>
    </style:style>
    <style:style style:name="P30" style:family="paragraph" style:parent-style-name="Heading_20_1">
      <style:paragraph-properties fo:line-height="150%"/>
      <style:text-properties style:font-name="Times New Roman1" officeooo:rsid="000ef72e" officeooo:paragraph-rsid="0015c367"/>
    </style:style>
    <style:style style:name="P31" style:family="paragraph" style:parent-style-name="Heading_20_1">
      <style:text-properties officeooo:paragraph-rsid="0015c367"/>
    </style:style>
    <style:style style:name="P3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3" style:family="paragraph" style:parent-style-name="Normal_20__28_Web_29_">
      <style:paragraph-properties fo:margin-top="0cm" fo:margin-bottom="0cm" loext:contextual-spacing="false" fo:line-height="150%" fo:text-align="justify" style:justify-single-word="false"/>
      <style:text-properties style:font-name="Times New Roman1" fo:font-size="14pt" officeooo:paragraph-rsid="0015c367" style:font-size-asian="14pt" style:font-size-complex="14pt"/>
    </style:style>
    <style:style style:name="T1" style:family="text">
      <style:text-properties fo:font-size="14pt" fo:font-style="normal" style:font-size-asian="14pt" style:font-style-asian="normal" style:font-size-complex="14pt" style:font-style-complex="normal"/>
    </style:style>
    <style:style style:name="T2" style:family="text">
      <style:text-properties fo:font-size="14pt" fo:font-style="normal" officeooo:rsid="000eca0c" style:font-size-asian="14pt" style:font-style-asian="normal" style:font-size-complex="14pt" style:font-style-complex="normal"/>
    </style:style>
    <style:style style:name="T3" style:family="text">
      <style:text-properties fo:font-size="14pt" fo:font-style="normal" officeooo:rsid="0016f18a" style:font-size-asian="14pt" style:font-style-asian="normal" style:font-size-complex="14pt" style:font-style-complex="normal"/>
    </style:style>
    <style:style style:name="T4" style:family="text">
      <style:text-properties fo:font-size="14pt" fo:font-style="normal" officeooo:rsid="00185f07" style:font-size-asian="14pt" style:font-style-asian="normal" style:font-size-complex="14pt" style:font-style-complex="normal"/>
    </style:style>
    <style:style style:name="T5" style:family="text">
      <style:text-properties fo:font-size="14pt" fo:font-weight="normal" style:font-size-asian="14pt" style:font-weight-asian="normal" style:font-size-complex="14pt" style:font-weight-complex="normal"/>
    </style:style>
    <style:style style:name="T6" style:family="text">
      <style:text-properties officeooo:rsid="0009f7e3"/>
    </style:style>
    <style:style style:name="T7" style:family="text">
      <style:text-properties officeooo:rsid="000c0a06"/>
    </style:style>
    <style:style style:name="T8" style:family="text">
      <style:text-properties fo:font-weight="bold" officeooo:rsid="0005e099" style:font-weight-asian="bold"/>
    </style:style>
    <style:style style:name="T9" style:family="text">
      <style:text-properties fo:font-weight="bold" officeooo:rsid="000d9fe5" style:font-weight-asian="bold"/>
    </style:style>
    <style:style style:name="T10" style:family="text">
      <style:text-properties style:font-name="Times New Roman" fo:language="ru" fo:country="RU" style:language-asian="en" style:country-asian="US" style:font-name-complex="Times New Roman2" style:language-complex="ar" style:country-complex="SA"/>
    </style:style>
    <style:style style:name="T11" style:family="text">
      <style:text-properties style:font-name="Times New Roman" fo:language="ru" fo:country="RU" officeooo:rsid="0009f7e3" style:language-asian="en" style:country-asian="US" style:font-name-complex="Times New Roman2" style:language-complex="ar" style:country-complex="SA"/>
    </style:style>
    <style:style style:name="T12" style:family="text">
      <style:text-properties style:font-name="Times New Roman" fo:language="ru" fo:country="RU" officeooo:rsid="000fb861" style:language-asian="en" style:country-asian="US" style:font-name-complex="Times New Roman2" style:language-complex="ar" style:country-complex="SA"/>
    </style:style>
    <style:style style:name="T13" style:family="text">
      <style:text-properties style:font-name="Times New Roman" fo:language="ru" fo:country="RU" officeooo:rsid="00118bb6" style:language-asian="en" style:country-asian="US" style:font-name-complex="Times New Roman2" style:language-complex="ar" style:country-complex="SA"/>
    </style:style>
    <style:style style:name="T14" style:family="text">
      <style:text-properties officeooo:rsid="000860bf"/>
    </style:style>
    <style:style style:name="T15" style:family="text">
      <style:text-properties officeooo:rsid="000ef72e"/>
    </style:style>
    <style:style style:name="T16" style:family="text">
      <style:text-properties fo:color="#000000"/>
    </style:style>
    <style:style style:name="T17" style:family="text">
      <style:text-properties fo:color="#000000" officeooo:rsid="0015c367"/>
    </style:style>
    <style:style style:name="T18" style:family="text">
      <style:text-properties fo:color="#000000" fo:font-weight="bold" officeooo:rsid="000fc6a8" style:font-name-asian="Times New Roman2" style:language-asian="ru" style:country-asian="RU" style:font-weight-asian="bold" style:font-name-complex="Times New Roman2" style:font-weight-complex="bold"/>
    </style:style>
    <style:style style:name="T19" style:family="text">
      <style:text-properties fo:color="#000000" fo:font-weight="normal" officeooo:rsid="000fc6a8" style:font-name-asian="Times New Roman2" style:language-asian="ru" style:country-asian="RU" style:font-weight-asian="normal" style:font-name-complex="Times New Roman2" style:font-weight-complex="normal"/>
    </style:style>
    <style:style style:name="T20" style:family="text">
      <style:text-properties fo:color="#000000" fo:font-weight="normal" officeooo:rsid="002c648f" style:font-name-asian="Times New Roman2" style:language-asian="ru" style:country-asian="RU" style:font-weight-asian="normal" style:font-name-complex="Times New Roman2" style:font-weight-complex="normal"/>
    </style:style>
    <style:style style:name="T21" style:family="text">
      <style:text-properties fo:color="#000000" fo:font-weight="normal" officeooo:rsid="0015c367" style:font-name-asian="Times New Roman2" style:language-asian="ru" style:country-asian="RU" style:font-weight-asian="normal" style:font-name-complex="Times New Roman2" style:font-weight-complex="normal"/>
    </style:style>
    <style:style style:name="T22" style:family="text">
      <style:text-properties officeooo:rsid="00157b56"/>
    </style:style>
    <style:style style:name="T23" style:family="text">
      <style:text-properties officeooo:rsid="0015c367"/>
    </style:style>
    <style:style style:name="T24" style:family="text">
      <style:text-properties style:font-name="Times New Roman1" fo:font-size="14pt" fo:font-weight="normal" style:font-size-asian="14pt" style:font-weight-asian="normal" style:font-size-complex="14pt" style:font-weight-complex="normal"/>
    </style:style>
    <style:style style:name="T25" style:family="text">
      <style:text-properties style:font-name="Times New Roman1" fo:font-size="14pt" fo:font-weight="normal" officeooo:rsid="001aa629" style:font-size-asian="14pt" style:font-weight-asian="normal" style:font-size-complex="14pt" style:font-weight-complex="normal"/>
    </style:style>
    <style:style style:name="T26" style:family="text">
      <style:text-properties style:font-name="Times New Roman1" fo:font-size="14pt" fo:font-weight="normal" officeooo:rsid="001b4b3b" style:font-size-asian="14pt" style:font-weight-asian="normal" style:font-size-complex="14pt" style:font-weight-complex="normal"/>
    </style:style>
    <style:style style:name="T27" style:family="text">
      <style:text-properties style:font-name="Times New Roman1" fo:font-size="14pt" fo:font-weight="normal" officeooo:rsid="002d0da3" style:font-size-asian="14pt" style:font-weight-asian="normal" style:font-size-complex="14pt" style:font-weight-complex="normal"/>
    </style:style>
    <style:style style:name="T28" style:family="text">
      <style:text-properties style:font-name="Times New Roman1" fo:font-size="14pt" style:font-size-asian="14pt" style:font-size-complex="14pt"/>
    </style:style>
    <style:style style:name="T29" style:family="text">
      <style:text-properties style:font-name="Times New Roman1" fo:font-size="14pt" officeooo:rsid="001defa7" style:font-size-asian="14pt" style:font-size-complex="14pt"/>
    </style:style>
    <style:style style:name="T30" style:family="text">
      <style:text-properties style:font-name="Times New Roman1" fo:font-size="14pt" officeooo:rsid="001eb723" style:font-size-asian="14pt" style:font-size-complex="14pt"/>
    </style:style>
    <style:style style:name="T31" style:family="text">
      <style:text-properties style:font-name="Times New Roman1" fo:font-size="14pt" officeooo:rsid="001ef459" style:font-size-asian="14pt" style:font-size-complex="14pt"/>
    </style:style>
    <style:style style:name="T32" style:family="text">
      <style:text-properties style:font-name="Times New Roman1" fo:font-size="14pt" officeooo:rsid="0020173c" style:font-size-asian="14pt" style:font-size-complex="14pt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39cm" fo:text-indent="-0.635cm" fo:margin-left="1.63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74cm" fo:text-indent="-0.635cm" fo:margin-left="2.27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09cm" fo:text-indent="-0.635cm" fo:margin-left="2.90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44cm" fo:text-indent="-0.635cm" fo:margin-left="3.54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179cm" fo:text-indent="-0.635cm" fo:margin-left="4.17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814cm" fo:text-indent="-0.635cm" fo:margin-left="4.81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449cm" fo:text-indent="-0.635cm" fo:margin-left="5.44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84cm" fo:text-indent="-0.635cm" fo:margin-left="6.08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719cm" fo:text-indent="-0.635cm" fo:margin-left="6.71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354cm" fo:text-indent="-0.635cm" fo:margin-left="7.354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ФЕДЕРАЛЬНОЕ ГОСУДАРСТВЕННОЕ БЮДЖЕТНОЕ ОБРАЗОВАТЕЛЬНОЕ УЧРЕЖДЕНИЕ ВЫСШЕГО ОБРАЗОВАНИЯ "МОСКОВСКИЙ АВИАЦИОННЫЙ ИНСТИТУТ (НАЦИОНАЛЬНЫЙ ИССЛЕДОВАТЕЛЬСКИЙ УНИВЕРСИТЕТ)"</text:p>
      <text:p text:style-name="P4"/>
      <text:p text:style-name="P5"><text:span text:style-name="T6">Ф</text:span>акультет: «Информационные технологии и прикладная математика»</text:p>
      <text:p text:style-name="P27">Кафедра: 806 «Вычислительная математика и программирование»</text:p>
      <text:p text:style-name="P9"/>
      <text:p text:style-name="P11">Лаб<text:span text:style-name="T7">о</text:span>р<text:span text:style-name="T7">а</text:span>торная работа № <text:span text:style-name="T23">6</text:span> по курсу </text:p>
      <text:p text:style-name="P12"><text:span text:style-name="T8">по курсу «</text:span><text:span text:style-name="T9">Операционные системы</text:span><text:span text:style-name="T8">»</text:span></text:p>
      <text:p text:style-name="P10"/>
      <text:p text:style-name="P10"/>
      <text:p text:style-name="P6"><text:span text:style-name="T11"><text:tab/><text:tab/><text:tab/><text:tab/><text:tab/><text:tab/>Г</text:span><text:span text:style-name="T10">руппа: M8o-</text:span><text:span text:style-name="T12">2</text:span><text:span text:style-name="T10">07Б-</text:span><text:span text:style-name="T13">18</text:span></text:p>
      <text:p text:style-name="P13">Студент:</text:p>
      <text:p text:style-name="P14">Токарев Никита Станиславович</text:p>
      <text:p text:style-name="P13">Преподаватель:</text:p>
      <text:p text:style-name="P7"><text:tab/><text:tab/><text:tab/><text:tab/><text:tab/><text:tab/>Миронов Евгений Сергеевич</text:p>
      <text:p text:style-name="P13">Оценка:</text:p>
      <text:p text:style-name="P13">Дата:</text:p>
      <text:p text:style-name="P15">Москва,201<text:span text:style-name="T14">9</text:span></text:p>
      <text:p text:style-name="P15"/>
      <text:p text:style-name="P15"/>
      <text:p text:style-name="P16"/>
      <text:h text:style-name="P31" text:outline-level="1"><text:soft-page-break/></text:h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32"><text:a xlink:type="simple" xlink:href="#__RefHeading___Toc1657_3709866927" text:style-name="Index_20_Link" text:visited-style-name="Index_20_Link">1.Постановка задачи<text:tab/>3</text:a></text:p>
          <text:p text:style-name="P32"><text:a xlink:type="simple" xlink:href="#__RefHeading___Toc1659_3709866927" text:style-name="Index_20_Link" text:visited-style-name="Index_20_Link">2.Структура программы<text:tab/>3</text:a></text:p>
          <text:p text:style-name="P32"><text:a xlink:type="simple" xlink:href="#__RefHeading___Toc1661_3709866927" text:style-name="Index_20_Link" text:visited-style-name="Index_20_Link">3.Описание программы<text:tab/>3</text:a></text:p>
          <text:p text:style-name="P32"><text:a xlink:type="simple" xlink:href="#__RefHeading___Toc1663_3709866927" text:style-name="Index_20_Link" text:visited-style-name="Index_20_Link">4.Листинг программы<text:tab/>4</text:a></text:p>
          <text:p text:style-name="P32"><text:a xlink:type="simple" xlink:href="#__RefHeading___Toc1665_3709866927" text:style-name="Index_20_Link" text:visited-style-name="Index_20_Link">5.Результат работы<text:tab/>19</text:a></text:p>
          <text:p text:style-name="P32"><text:a xlink:type="simple" xlink:href="#__RefHeading___Toc1667_3709866927" text:style-name="Index_20_Link" text:visited-style-name="Index_20_Link">6.Вывод<text:tab/>20</text:a></text:p>
        </text:index-body>
      </text:table-of-content>
      <text:h text:style-name="P31" text:outline-level="1"/>
      <text:h text:style-name="P31" text:outline-level="1"/>
      <text:h text:style-name="P31" text:outline-level="1"/>
      <text:h text:style-name="P31" text:outline-level="1"/>
      <text:h text:style-name="P31" text:outline-level="1"/>
      <text:h text:style-name="P31" text:outline-level="1"/>
      <text:h text:style-name="P31" text:outline-level="1"/>
      <text:h text:style-name="P31" text:outline-level="1"/>
      <text:h text:style-name="P31" text:outline-level="1"/>
      <text:p text:style-name="P24"/>
      <text:p text:style-name="P24"/>
      <text:p text:style-name="P24"/>
      <text:p text:style-name="P24"/>
      <text:h text:style-name="P31" text:outline-level="1"/>
      <text:p text:style-name="P24"/>
      <text:h text:style-name="P28" text:outline-level="1"><text:bookmark-start text:name="__RefHeading___Toc1657_3709866927"/><text:soft-page-break/><text:span text:style-name="T15">1.</text:span>Постановка задачи<text:bookmark-end text:name="__RefHeading___Toc1657_3709866927"/></text:h>
      <text:p text:style-name="P33"><text:span text:style-name="T16"><text:tab/>Реализовать распределенную систему по асинхронной обработке запросов. В данной</text:span><text:span text:style-name="T17"> </text:span><text:span text:style-name="T16">распределенной системе должно существовать 2 вида узлов: «управляющий» и «вычислительный». Необходимо объединить данные узлы в соответствии с той топологией, которая определена вариантом. Связь между узлами необходимо осуществить при помощи технологии очередей сообщений. Также в данной системе необходимо предусмотреть проверку доступности узлов в соответствии с вариантом. Управляющий узел отвечает за ввод команд от пользователя и отправку этих команд на вычислительные узлы.</text:span></text:p>
      <text:p text:style-name="P18">Вариант № <text:span text:style-name="T23">55</text:span>:</text:p>
      <text:p text:style-name="P3"><text:span text:style-name="T18">Вариант задания:</text:span><text:span text:style-name="T19"> </text:span><text:span text:style-name="T20">41</text:span><text:span text:style-name="T19">. </text:span><text:span text:style-name="T20">Топология — бинарное дерево. Тип вычислительной команды — сумма n чисел. Тип проверки узлов на доступность — пинг </text:span><text:span text:style-name="T21">указанного</text:span><text:span text:style-name="T20"> узл</text:span><text:span text:style-name="T21">а</text:span><text:span text:style-name="T20">.</text:span></text:p>
      <text:h text:style-name="P29" text:outline-level="1"><text:bookmark-start text:name="__RefHeading___Toc1659_3709866927"/>2.Структура программы<text:bookmark-end text:name="__RefHeading___Toc1659_3709866927"/></text:h>
      <text:p text:style-name="P18">В данной работе в моя программа состоит из <text:span text:style-name="T23">5</text:span> файлов:</text:p>
      <text:p text:style-name="P18">1. main_<text:span text:style-name="T23">node.</text:span>c<text:span text:style-name="T23">pp</text:span></text:p>
      <text:p text:style-name="P18">2. <text:span text:style-name="T23">CmakeLists.txt</text:span></text:p>
      <text:p text:style-name="P19">3. child_node.cpp</text:p>
      <text:p text:style-name="P19">4. server_functions.cpp</text:p>
      <text:p text:style-name="P19">5. server_functions.hpp</text:p>
      <text:h text:style-name="P29" text:outline-level="1"><text:bookmark-start text:name="__RefHeading___Toc1661_3709866927"/>3.Описание программы<text:bookmark-end text:name="__RefHeading___Toc1661_3709866927"/></text:h>
      <text:p text:style-name="P22"><text:span text:style-name="T5"><text:tab/></text:span><text:span text:style-name="T25">Программ состоит из 5 объектов. CmakeLists.txt отвечает за сборку. В процесс сборки генерируется Makefile и два исполняемых объекта terminal и child_node. Соответственно все вызовы происходят в исполняемом файле </text:span><text:soft-page-break/><text:span text:style-name="T26">terminal(управляющий узел)</text:span><text:span text:style-name="T25">, а child_node вызывается с помощью системного вызова execv <text:s/>с передаваемыми аргументами id и port. </text:span><text:span text:style-name="T26">В файле server_functions.cpp описаны такие основные функции как получение сообщения, отправка <text:s/>сообщения и создание вычислительного узла.</text:span></text:p>
      <text:p text:style-name="P26"><text:span text:style-name="T26">О</text:span><text:span text:style-name="T24">бщая логика программы:</text:span></text:p>
      <text:list xml:id="list3630648829" text:style-name="L1">
        <text:list-item>
          <text:p text:style-name="P23"><text:span text:style-name="T27">Управляющий узел принимает команды, обрабатывает их и пересылает дочерним узлам(или выводит сообщение об ошибке).</text:span></text:p>
        </text:list-item>
        <text:list-item>
          <text:p text:style-name="P1"><text:span text:style-name="T28">Дочерние узлы проверяют, может ли быть команда выполнена в данном узле, если нет, то команда пересылается в один из дочерних узлов, из которого возвращается некоторое сообщение(об успехе или об ошибке), которое потом пересылается обратно по дереву.</text:span></text:p>
          <text:p text:style-name="P2"><text:span text:style-name="T28">Соответственно в порождаемом(дочернем) процессе происходит запуск вычислительного узла, а в родительском процессе </text:span><text:span text:style-name="T29">происходит отправка сообщений, а также прием сообщений. Также в моей программе используются I/O потоки, создаваемые с помощью вызова context(). </text:span><text:span text:style-name="T30">Также на сокеты я устанавливаю опцию, которая по истечению тайм-аута отправляет сигнал с помощью которого я определяю о доступности узла. </text:span><text:span text:style-name="T31">Логика команды доступности состоит в том, что запрашивается сообщения и если они пусты или <text:s/>содержат error, то узел недоступен. </text:span><text:span text:style-name="T32">Также у меня реализовано бинарное дерево для простоты поиска нужного id узла.</text:span></text:p>
        </text:list-item>
      </text:list>
      <text:h text:style-name="P29" text:outline-level="1"><text:bookmark-start text:name="__RefHeading___Toc1663_3709866927"/>4.Листинг программы<text:bookmark-end text:name="__RefHeading___Toc1663_3709866927"/></text:h>
      <text:p text:style-name="P25">//<text:span text:style-name="T22">main_node.cpp</text:span></text:p>
      <text:p text:style-name="P25">#include &lt;iostream&gt;</text:p>
      <text:p text:style-name="P25">#include "zmq.hpp"</text:p>
      <text:p text:style-name="P25">#include &lt;string&gt;</text:p>
      <text:p text:style-name="P25">#include &lt;zconf.h&gt;</text:p>
      <text:p text:style-name="P25">#include &lt;vector&gt;</text:p>
      <text:p text:style-name="P25">#include &lt;signal.h&gt;</text:p>
      <text:p text:style-name="P25"><text:soft-page-break/>#include &lt;sstream&gt;</text:p>
      <text:p text:style-name="P25">#include &lt;set&gt;</text:p>
      <text:p text:style-name="P25">#include &lt;algorithm&gt;</text:p>
      <text:p text:style-name="P25">#include "server_functions.h"</text:p>
      <text:p text:style-name="P25"/>
      <text:p text:style-name="P25">class IdTree {</text:p>
      <text:p text:style-name="P25">public:</text:p>
      <text:p text:style-name="P25"><text:s text:c="4"/>IdTree() = default;</text:p>
      <text:p text:style-name="P25"/>
      <text:p text:style-name="P25"><text:s text:c="4"/>~IdTree() {</text:p>
      <text:p text:style-name="P25"><text:s text:c="8"/>delete_node(head_);</text:p>
      <text:p text:style-name="P25"><text:s text:c="4"/>}</text:p>
      <text:p text:style-name="P25"/>
      <text:p text:style-name="P25"><text:s text:c="4"/>bool contains(int id) {</text:p>
      <text:p text:style-name="P25"><text:s text:c="8"/>TreeNode* temp = head_;</text:p>
      <text:p text:style-name="P25"><text:s text:c="8"/>while(temp != nullptr) {</text:p>
      <text:p text:style-name="P25"><text:s text:c="12"/>if (temp-&gt;id_ == id) {</text:p>
      <text:p text:style-name="P25"><text:s text:c="16"/>break;</text:p>
      <text:p text:style-name="P25"><text:s text:c="12"/>}</text:p>
      <text:p text:style-name="P25"><text:s text:c="12"/>if (id &gt; temp-&gt;id_) {</text:p>
      <text:p text:style-name="P25"><text:s text:c="16"/>temp = temp-&gt;right;</text:p>
      <text:p text:style-name="P25"><text:s text:c="12"/>}</text:p>
      <text:p text:style-name="P25"><text:s text:c="12"/>if (id &lt; temp-&gt;id_) {</text:p>
      <text:p text:style-name="P25"><text:s text:c="16"/>temp = temp-&gt;left;</text:p>
      <text:p text:style-name="P25"><text:s text:c="12"/>}</text:p>
      <text:p text:style-name="P25"><text:s text:c="8"/>}</text:p>
      <text:p text:style-name="P25"><text:s text:c="8"/>return temp != nullptr;</text:p>
      <text:p text:style-name="P25"><text:s text:c="4"/>}</text:p>
      <text:p text:style-name="P25"/>
      <text:p text:style-name="P25"><text:s text:c="4"/>void insert(int id) {</text:p>
      <text:p text:style-name="P25"><text:s text:c="8"/>if (head_ == nullptr) {</text:p>
      <text:p text:style-name="P25"><text:s text:c="12"/>head_ = new TreeNode(id);</text:p>
      <text:p text:style-name="P25"><text:s text:c="12"/>return;</text:p>
      <text:p text:style-name="P25"><text:s text:c="8"/>}</text:p>
      <text:p text:style-name="P25"><text:s text:c="8"/>TreeNode* temp = head_;</text:p>
      <text:p text:style-name="P25"><text:s text:c="8"/>while(temp != nullptr) {</text:p>
      <text:p text:style-name="P25"><text:s text:c="12"/>if (id == temp-&gt;id_) {</text:p>
      <text:p text:style-name="P25"><text:s text:c="16"/>break;</text:p>
      <text:p text:style-name="P25"><text:soft-page-break/><text:s text:c="12"/>}</text:p>
      <text:p text:style-name="P25"><text:s text:c="12"/>if (id &lt; temp-&gt;id_) {</text:p>
      <text:p text:style-name="P25"><text:s text:c="16"/>if (temp-&gt;left == nullptr) {</text:p>
      <text:p text:style-name="P25"><text:s text:c="20"/>temp-&gt;left = new TreeNode(id);</text:p>
      <text:p text:style-name="P25"><text:s text:c="20"/>break;</text:p>
      <text:p text:style-name="P25"><text:s text:c="16"/>}</text:p>
      <text:p text:style-name="P25"><text:s text:c="16"/>temp = temp-&gt;left;</text:p>
      <text:p text:style-name="P25"><text:s text:c="12"/>}</text:p>
      <text:p text:style-name="P25"><text:s text:c="12"/>if (id &gt; temp-&gt;id_) {</text:p>
      <text:p text:style-name="P25"><text:s text:c="16"/>if (temp-&gt;right == nullptr) {</text:p>
      <text:p text:style-name="P25"><text:s text:c="20"/>temp-&gt;right = new TreeNode(id);</text:p>
      <text:p text:style-name="P25"><text:s text:c="20"/>break;</text:p>
      <text:p text:style-name="P25"><text:s text:c="16"/>}</text:p>
      <text:p text:style-name="P25"><text:s text:c="16"/>temp = temp-&gt;right;</text:p>
      <text:p text:style-name="P25"><text:s text:c="12"/>}</text:p>
      <text:p text:style-name="P25"><text:s text:c="8"/>}</text:p>
      <text:p text:style-name="P25"><text:s text:c="4"/>}</text:p>
      <text:p text:style-name="P25"/>
      <text:p text:style-name="P25"><text:s text:c="4"/>void erase(int id) {</text:p>
      <text:p text:style-name="P25"><text:s text:c="8"/>TreeNode* prev_id = nullptr;</text:p>
      <text:p text:style-name="P25"><text:s text:c="8"/>TreeNode* temp = head_;</text:p>
      <text:p text:style-name="P25"><text:s text:c="8"/>while (temp != nullptr) {</text:p>
      <text:p text:style-name="P25"><text:s text:c="12"/>if (id == temp-&gt;id_) {</text:p>
      <text:p text:style-name="P25"><text:s text:c="16"/>if (prev_id == nullptr) {</text:p>
      <text:p text:style-name="P25"><text:s text:c="20"/>head_ = nullptr;</text:p>
      <text:p text:style-name="P25"><text:s text:c="16"/>} else {</text:p>
      <text:p text:style-name="P25"><text:s text:c="20"/>if (prev_id-&gt;left == temp) {</text:p>
      <text:p text:style-name="P25"><text:s text:c="24"/>prev_id-&gt;left = nullptr;</text:p>
      <text:p text:style-name="P25"><text:s text:c="20"/>} else {</text:p>
      <text:p text:style-name="P25"><text:s text:c="24"/>prev_id-&gt;right = nullptr;</text:p>
      <text:p text:style-name="P25"><text:s text:c="20"/>}</text:p>
      <text:p text:style-name="P25"><text:s text:c="16"/>}</text:p>
      <text:p text:style-name="P25"><text:s text:c="16"/>delete_node(temp);</text:p>
      <text:p text:style-name="P25"/>
      <text:p text:style-name="P25"><text:s text:c="12"/>} else if (id &lt; temp-&gt;id_) {</text:p>
      <text:p text:style-name="P25"><text:s text:c="16"/>prev_id = temp;</text:p>
      <text:p text:style-name="P25"><text:s text:c="16"/>temp = temp-&gt;left;</text:p>
      <text:p text:style-name="P25"><text:s text:c="12"/>} else if (id &gt; temp-&gt;id_) {</text:p>
      <text:p text:style-name="P25"><text:soft-page-break/><text:s text:c="16"/>prev_id = temp;</text:p>
      <text:p text:style-name="P25"><text:s text:c="16"/>temp = temp-&gt;right;</text:p>
      <text:p text:style-name="P25"><text:s text:c="12"/>}</text:p>
      <text:p text:style-name="P25"><text:s text:c="8"/>}</text:p>
      <text:p text:style-name="P25"><text:s text:c="4"/>}</text:p>
      <text:p text:style-name="P25"/>
      <text:p text:style-name="P25"><text:s text:c="4"/>std::vector&lt;int&gt; get_nodes() const {</text:p>
      <text:p text:style-name="P25"><text:s text:c="8"/>std::vector&lt;int&gt; result;</text:p>
      <text:p text:style-name="P25"><text:s text:c="8"/>get_nodes(head_, result);</text:p>
      <text:p text:style-name="P25"><text:s text:c="8"/>return result;</text:p>
      <text:p text:style-name="P25"><text:s text:c="4"/>}</text:p>
      <text:p text:style-name="P25"/>
      <text:p text:style-name="P25">private:</text:p>
      <text:p text:style-name="P25"/>
      <text:p text:style-name="P25"><text:s text:c="4"/>struct TreeNode {</text:p>
      <text:p text:style-name="P25"><text:s text:c="8"/>TreeNode(int id) : id_(id) {}</text:p>
      <text:p text:style-name="P25"><text:s text:c="8"/>int id_;</text:p>
      <text:p text:style-name="P25"><text:s text:c="8"/>TreeNode* left = nullptr;</text:p>
      <text:p text:style-name="P25"><text:s text:c="8"/>TreeNode* right = nullptr;</text:p>
      <text:p text:style-name="P25"><text:s text:c="4"/>};</text:p>
      <text:p text:style-name="P25"/>
      <text:p text:style-name="P25"><text:s text:c="4"/>void get_nodes(TreeNode* node, std::vector&lt;int&gt;&amp; v) const {</text:p>
      <text:p text:style-name="P25"><text:s text:c="8"/>if (node == nullptr) {</text:p>
      <text:p text:style-name="P25"><text:s text:c="12"/>return;</text:p>
      <text:p text:style-name="P25"><text:s text:c="8"/>}</text:p>
      <text:p text:style-name="P25"><text:s text:c="8"/>get_nodes(node-&gt;left,v);</text:p>
      <text:p text:style-name="P25"><text:s text:c="8"/>v.push_back(node-&gt;id_);</text:p>
      <text:p text:style-name="P25"><text:s text:c="8"/>get_nodes(node-&gt;right, v);</text:p>
      <text:p text:style-name="P25"><text:s text:c="4"/>}</text:p>
      <text:p text:style-name="P25"/>
      <text:p text:style-name="P25"><text:s text:c="4"/>void delete_node(TreeNode* node) {</text:p>
      <text:p text:style-name="P25"><text:s text:c="8"/>if (node == nullptr) {</text:p>
      <text:p text:style-name="P25"><text:s text:c="12"/>return;</text:p>
      <text:p text:style-name="P25"><text:s text:c="8"/>}</text:p>
      <text:p text:style-name="P25"><text:s text:c="8"/>delete_node(node-&gt;right);</text:p>
      <text:p text:style-name="P25"><text:s text:c="8"/>delete_node(node-&gt;left);</text:p>
      <text:p text:style-name="P25"><text:s text:c="8"/>delete node;</text:p>
      <text:p text:style-name="P25"><text:s text:c="4"/>}</text:p>
      <text:p text:style-name="P25"><text:soft-page-break/></text:p>
      <text:p text:style-name="P25"><text:s text:c="4"/>TreeNode* head_ = nullptr;</text:p>
      <text:p text:style-name="P25">};</text:p>
      <text:p text:style-name="P25"/>
      <text:p text:style-name="P25">int main() {</text:p>
      <text:p text:style-name="P25"><text:s text:c="4"/>std::string command;</text:p>
      <text:p text:style-name="P25"><text:s text:c="4"/>IdTree ids;</text:p>
      <text:p text:style-name="P25"><text:s text:c="4"/>size_t child_pid = 0;</text:p>
      <text:p text:style-name="P25"><text:s text:c="4"/>int child_id = 0;</text:p>
      <text:p text:style-name="P25"><text:s text:c="4"/>zmq::context_t context(1);</text:p>
      <text:p text:style-name="P25"><text:s text:c="4"/>zmq::socket_t main_socket(context, ZMQ_REQ);</text:p>
      <text:p text:style-name="P25"><text:s text:c="4"/>int linger = 0;</text:p>
      <text:p text:style-name="P25"><text:s text:c="4"/>main_socket.setsockopt(ZMQ_SNDTIMEO, 2000);</text:p>
      <text:p text:style-name="P25"><text:s text:c="4"/>//main_socket.setsockopt(ZMQ_RCVTIMEO, 2000);</text:p>
      <text:p text:style-name="P25"><text:s text:c="4"/>main_socket.setsockopt(ZMQ_LINGER, &amp;linger, sizeof(linger));</text:p>
      <text:p text:style-name="P25"><text:s text:c="4"/>//main_socket.connect(get_connect_name(30000));</text:p>
      <text:p text:style-name="P25"><text:s text:c="4"/>int port = bind_socket(main_socket);</text:p>
      <text:p text:style-name="P25"/>
      <text:p text:style-name="P25"><text:s text:c="4"/>while (true) {</text:p>
      <text:p text:style-name="P25"><text:s text:c="8"/>std::cin &gt;&gt; command;</text:p>
      <text:p text:style-name="P25"><text:s text:c="8"/>if (command == "create") {</text:p>
      <text:p text:style-name="P25"><text:s text:c="12"/>size_t node_id;</text:p>
      <text:p text:style-name="P25"><text:s text:c="12"/>std::string result;</text:p>
      <text:p text:style-name="P25"><text:s text:c="12"/>std::cin &gt;&gt; node_id;</text:p>
      <text:p text:style-name="P25"><text:s text:c="12"/>if (child_pid == 0) {</text:p>
      <text:p text:style-name="P25"><text:s text:c="16"/>child_pid = fork();</text:p>
      <text:p text:style-name="P25"><text:s text:c="16"/>if (child_pid == -1) {</text:p>
      <text:p text:style-name="P25"><text:s text:c="20"/>std::cout &lt;&lt; "Unable to create first worker node\n";</text:p>
      <text:p text:style-name="P25"><text:s text:c="20"/>child_pid = 0;</text:p>
      <text:p text:style-name="P25"><text:s text:c="20"/>exit(1);</text:p>
      <text:p text:style-name="P25"><text:s text:c="16"/>} else if (child_pid == 0) {</text:p>
      <text:p text:style-name="P25"><text:s text:c="20"/>create_node(node_id, port);</text:p>
      <text:p text:style-name="P25"><text:s text:c="16"/>} else {</text:p>
      <text:p text:style-name="P25"><text:s text:c="20"/>child_id = node_id;</text:p>
      <text:p text:style-name="P25"><text:s text:c="20"/>send_message(main_socket,"pid");</text:p>
      <text:p text:style-name="P25"><text:s text:c="20"/>result = recieve_message(main_socket);</text:p>
      <text:p text:style-name="P25"/>
      <text:p text:style-name="P25"><text:s text:c="16"/>}</text:p>
      <text:p text:style-name="P25"><text:soft-page-break/></text:p>
      <text:p text:style-name="P25"><text:s text:c="12"/>} else {</text:p>
      <text:p text:style-name="P25">// <text:s text:c="15"/>if (child_id == node_id) {</text:p>
      <text:p text:style-name="P25">// <text:s text:c="19"/>std::cout &lt;&lt; "Error: Already exists";</text:p>
      <text:p text:style-name="P25">// <text:s text:c="15"/>}</text:p>
      <text:p text:style-name="P25"><text:s text:c="16"/>std::ostringstream msg_stream;</text:p>
      <text:p text:style-name="P25"><text:s text:c="16"/>msg_stream &lt;&lt; "create " &lt;&lt; node_id;</text:p>
      <text:p text:style-name="P25"><text:s text:c="16"/>send_message(main_socket, msg_stream.str());</text:p>
      <text:p text:style-name="P25"><text:s text:c="16"/>result = recieve_message(main_socket);</text:p>
      <text:p text:style-name="P25"><text:s text:c="12"/>}</text:p>
      <text:p text:style-name="P25"/>
      <text:p text:style-name="P25"><text:s text:c="12"/>if (result.substr(0,2) == "Ok") {</text:p>
      <text:p text:style-name="P25"><text:s text:c="16"/>ids.insert(node_id);</text:p>
      <text:p text:style-name="P25"><text:s text:c="12"/>}</text:p>
      <text:p text:style-name="P25"><text:s text:c="12"/>std::cout &lt;&lt; result &lt;&lt; "\n";</text:p>
      <text:p text:style-name="P25"/>
      <text:p text:style-name="P25"><text:s text:c="8"/>} else if (command == "remove") {</text:p>
      <text:p text:style-name="P25"><text:s text:c="12"/>if (child_pid == 0) {</text:p>
      <text:p text:style-name="P25"><text:s text:c="16"/>std::cout &lt;&lt; "Error:Not found\n";</text:p>
      <text:p text:style-name="P25"><text:s text:c="16"/>continue;</text:p>
      <text:p text:style-name="P25"><text:s text:c="12"/>}</text:p>
      <text:p text:style-name="P25"><text:s text:c="12"/>size_t node_id;</text:p>
      <text:p text:style-name="P25"><text:s text:c="12"/>std::cin &gt;&gt; node_id;</text:p>
      <text:p text:style-name="P25"><text:s text:c="12"/>if (node_id == child_id) {</text:p>
      <text:p text:style-name="P25"><text:s text:c="16"/>kill(child_pid, SIGTERM);</text:p>
      <text:p text:style-name="P25"><text:s text:c="16"/>kill(child_pid, SIGKILL);</text:p>
      <text:p text:style-name="P25"><text:s text:c="16"/>child_id = 0;</text:p>
      <text:p text:style-name="P25"><text:s text:c="16"/>child_pid = 0;</text:p>
      <text:p text:style-name="P25"><text:s text:c="16"/>std::cout &lt;&lt; "Ok\n";</text:p>
      <text:p text:style-name="P25"><text:s text:c="16"/>ids.erase(node_id);</text:p>
      <text:p text:style-name="P25"><text:s text:c="16"/>continue;</text:p>
      <text:p text:style-name="P25"><text:s text:c="12"/>}</text:p>
      <text:p text:style-name="P25"><text:s text:c="12"/>std::string message_string = "remove " + std::to_string(node_id);</text:p>
      <text:p text:style-name="P25"><text:s text:c="12"/>send_message(main_socket, message_string);</text:p>
      <text:p text:style-name="P25"><text:s text:c="12"/>std::string recieved_message = recieve_message(main_socket);</text:p>
      <text:p text:style-name="P25"><text:s text:c="12"/>if (recieved_message.substr(0, std::min&lt;int&gt;(recieved_message.size(), 2)) == "Ok") {</text:p>
      <text:p text:style-name="P25"><text:s text:c="16"/>ids.erase(node_id);</text:p>
      <text:p text:style-name="P25"><text:s text:c="12"/>}</text:p>
      <text:p text:style-name="P25"><text:soft-page-break/><text:s text:c="12"/>std::cout &lt;&lt; recieved_message &lt;&lt; "\n";</text:p>
      <text:p text:style-name="P25"/>
      <text:p text:style-name="P25"><text:s text:c="8"/>} else if (command == "exec") {</text:p>
      <text:p text:style-name="P25"><text:s text:c="12"/>int id, n;</text:p>
      <text:p text:style-name="P25"><text:s text:c="12"/>std::cin &gt;&gt; id &gt;&gt; n;</text:p>
      <text:p text:style-name="P25"><text:s text:c="12"/>std::vector&lt;int&gt; numbers(n);</text:p>
      <text:p text:style-name="P25"><text:s text:c="12"/>for (int i = 0; i &lt; n; ++i) {</text:p>
      <text:p text:style-name="P25"><text:s text:c="16"/>std::cin &gt;&gt; numbers[i];</text:p>
      <text:p text:style-name="P25"><text:s text:c="12"/>}</text:p>
      <text:p text:style-name="P25"/>
      <text:p text:style-name="P25"><text:s text:c="12"/>std::string message_string = "exec " + std::to_string(id) + " " + std::to_string(n);</text:p>
      <text:p text:style-name="P25"><text:s text:c="12"/>for (int i = 0; i &lt; n; ++i) {</text:p>
      <text:p text:style-name="P25"><text:s text:c="16"/>message_string += " " + std::to_string(numbers[i]);</text:p>
      <text:p text:style-name="P25"><text:s text:c="12"/>}</text:p>
      <text:p text:style-name="P25"/>
      <text:p text:style-name="P25"><text:s text:c="12"/>send_message(main_socket, message_string);</text:p>
      <text:p text:style-name="P25"><text:s text:c="12"/>std::string recieved_message = recieve_message(main_socket);</text:p>
      <text:p text:style-name="P25"><text:s text:c="12"/>std::cout &lt;&lt; recieved_message &lt;&lt; "\n";</text:p>
      <text:p text:style-name="P25"/>
      <text:p text:style-name="P25"><text:s text:c="8"/>} else if (command == "ping") {</text:p>
      <text:p text:style-name="P25"><text:s text:c="12"/>int id;</text:p>
      <text:p text:style-name="P25"><text:s text:c="12"/>std::cin &gt;&gt; id;</text:p>
      <text:p text:style-name="P25"><text:s text:c="12"/>send_message(main_socket, "ping");</text:p>
      <text:p text:style-name="P25"><text:s text:c="12"/>std::string recieved = recieve_message(main_socket);</text:p>
      <text:p text:style-name="P25"><text:s text:c="12"/>std::istringstream is;</text:p>
      <text:p text:style-name="P25"><text:s text:c="12"/>std::vector from_tree = ids.get_nodes();</text:p>
      <text:p text:style-name="P25"><text:s text:c="12"/>int r = 0;</text:p>
      <text:p text:style-name="P25"><text:s text:c="12"/></text:p>
      <text:p text:style-name="P25"><text:s text:c="12"/>for (auto it = from_tree.begin(); it != from_tree.end(); ++it) {</text:p>
      <text:p text:style-name="P25"><text:s text:c="16"/>if(*it == id) {</text:p>
      <text:p text:style-name="P25"><text:s text:c="20"/>r = 1;</text:p>
      <text:p text:style-name="P25"><text:s text:c="16"/>}</text:p>
      <text:p text:style-name="P25"><text:s text:c="12"/>}</text:p>
      <text:p text:style-name="P25"><text:s text:c="12"/>if(r == 0) {</text:p>
      <text:p text:style-name="P25"><text:s text:c="16"/>std::cout &lt;&lt; "Error: Not found\n";</text:p>
      <text:p text:style-name="P25"><text:s text:c="12"/>} else {</text:p>
      <text:p text:style-name="P25"><text:s text:c="16"/>if (recieved.substr(0,std::min&lt;int&gt;(recieved.size(), 5)) == "Error") {</text:p>
      <text:p text:style-name="P25"><text:s text:c="20"/>std::cout &lt;&lt; "Ok:0\n";</text:p>
      <text:p text:style-name="P25"><text:soft-page-break/><text:s text:c="16"/>} else {</text:p>
      <text:p text:style-name="P25"><text:s text:c="20"/>std::cout &lt;&lt; "Ok:1\n";</text:p>
      <text:p text:style-name="P25"><text:s text:c="16"/>}</text:p>
      <text:p text:style-name="P25"><text:s text:c="12"/>}</text:p>
      <text:p text:style-name="P25"><text:s text:c="8"/>} else if (command == "exit") {</text:p>
      <text:p text:style-name="P25"><text:s text:c="12"/>break;</text:p>
      <text:p text:style-name="P25"><text:s text:c="8"/>}</text:p>
      <text:p text:style-name="P25"/>
      <text:p text:style-name="P25"><text:s text:c="4"/>}</text:p>
      <text:p text:style-name="P25"/>
      <text:p text:style-name="P25"><text:s text:c="4"/>return 0;</text:p>
      <text:p text:style-name="P25">}</text:p>
      <text:p text:style-name="P25">//<text:span text:style-name="T23">CmakeLists.txt</text:span></text:p>
      <text:p text:style-name="P25">cmake_minimum_required(VERSION 3.10)</text:p>
      <text:p text:style-name="P25">project(os_lab_06)</text:p>
      <text:p text:style-name="P25"/>
      <text:p text:style-name="P25">set(CMAKE_CXX_STANDARD 17)</text:p>
      <text:p text:style-name="P25"/>
      <text:p text:style-name="P25">add_executable(terminal main_node.cpp)</text:p>
      <text:p text:style-name="P25">set_target_properties(</text:p>
      <text:p text:style-name="P25"><text:s text:c="4"/>terminal PROPERTIES</text:p>
      <text:p text:style-name="P25"><text:s text:c="8"/>COMPILE_OPTIONS "-g;-Wall;-Wextra;-Wpedantic;"</text:p>
      <text:p text:style-name="P25">)</text:p>
      <text:p text:style-name="P25">add_executable(child_node child_node.cpp)</text:p>
      <text:p text:style-name="P25">add_library(functions server_functions.cpp server_functions.h)</text:p>
      <text:p text:style-name="P25"/>
      <text:p text:style-name="P25">target_link_libraries(functions zmq)</text:p>
      <text:p text:style-name="P25">target_link_libraries(terminal zmq functions)</text:p>
      <text:p text:style-name="P25">target_link_libraries(child_node zmq functions)</text:p>
      <text:p text:style-name="P25"/>
      <text:p text:style-name="P25">//<text:span text:style-name="T23">child_node.cpp</text:span></text:p>
      <text:p text:style-name="P25">#include &lt;iostream&gt;</text:p>
      <text:p text:style-name="P25">#include "zmq.hpp"</text:p>
      <text:p text:style-name="P25">#include &lt;string&gt;</text:p>
      <text:p text:style-name="P25">#include &lt;sstream&gt;</text:p>
      <text:p text:style-name="P25">#include &lt;zconf.h&gt;</text:p>
      <text:p text:style-name="P25">#include &lt;exception&gt;</text:p>
      <text:p text:style-name="P25">#include &lt;signal.h&gt;</text:p>
      <text:p text:style-name="P25"><text:soft-page-break/>#include "server_functions.h"</text:p>
      <text:p text:style-name="P25"/>
      <text:p text:style-name="P25"/>
      <text:p text:style-name="P25">int main(int argc, char** argv) { //аргументы - айди и номер порта, к которому нужно подключиться</text:p>
      <text:p text:style-name="P25">// <text:s text:c="3"/>zmq::context_t context (1);</text:p>
      <text:p text:style-name="P25"/>
      <text:p text:style-name="P25">// <text:s text:c="3"/>zmq::message_t msg(strlen(argv[1]));</text:p>
      <text:p text:style-name="P25">// <text:s text:c="3"/>zmq::message_t msg_2(strlen(argv[2]));</text:p>
      <text:p text:style-name="P25">// <text:s text:c="3"/>zmq::message_t rcv;</text:p>
      <text:p text:style-name="P25">// <text:s text:c="3"/>memcpy(msg.data(), argv[1],strlen(argv[1]));</text:p>
      <text:p text:style-name="P25">// <text:s text:c="3"/>memcpy(msg_2.data(), argv[2],strlen(argv[2]));</text:p>
      <text:p text:style-name="P25">// <text:s text:c="3"/>socket.send(msg);</text:p>
      <text:p text:style-name="P25">// <text:s text:c="3"/>socket.recv(&amp;rcv);</text:p>
      <text:p text:style-name="P25">// <text:s text:c="3"/>socket.send(msg_2);</text:p>
      <text:p text:style-name="P25"><text:s text:c="4"/>int id = std::stoi(argv[1]);</text:p>
      <text:p text:style-name="P25"><text:s text:c="4"/>int parent_port = std::stoi(argv[2]);</text:p>
      <text:p text:style-name="P25"><text:s text:c="4"/>zmq::context_t context(3);</text:p>
      <text:p text:style-name="P25"><text:s text:c="4"/>zmq::socket_t parent_socket(context, ZMQ_REP);</text:p>
      <text:p text:style-name="P25"/>
      <text:p text:style-name="P25">// <text:s text:c="3"/>zmq::socket_t socket (context, ZMQ_REQ);</text:p>
      <text:p text:style-name="P25">// <text:s text:c="3"/>socket.connect ("tcp://127.0.0.1:5555");</text:p>
      <text:p text:style-name="P25"><text:s text:c="4"/>parent_socket.connect(get_port_name(parent_port));</text:p>
      <text:p text:style-name="P25"/>
      <text:p text:style-name="P25"><text:s text:c="4"/>int left_pid = 0;</text:p>
      <text:p text:style-name="P25"><text:s text:c="4"/>int right_pid = 0;</text:p>
      <text:p text:style-name="P25"><text:s text:c="4"/>int left_id = 0;</text:p>
      <text:p text:style-name="P25"><text:s text:c="4"/>int right_id = 0;</text:p>
      <text:p text:style-name="P25"/>
      <text:p text:style-name="P25"><text:s text:c="4"/></text:p>
      <text:p text:style-name="P25"><text:s text:c="4"/>zmq::socket_t left_socket(context, ZMQ_REQ);</text:p>
      <text:p text:style-name="P25"><text:s text:c="4"/>zmq::socket_t right_socket(context, ZMQ_REQ);</text:p>
      <text:p text:style-name="P25"><text:s text:c="4"/>int linger = 0;</text:p>
      <text:p text:style-name="P25"><text:s text:c="4"/>left_socket.setsockopt(ZMQ_SNDTIMEO, 2000);</text:p>
      <text:p text:style-name="P25"><text:s text:c="4"/>//left_socket.setsockopt(ZMQ_RCVTIMEO, 2000);</text:p>
      <text:p text:style-name="P25"><text:s text:c="4"/>left_socket.setsockopt(ZMQ_LINGER, &amp;linger, sizeof(linger));</text:p>
      <text:p text:style-name="P25"><text:s text:c="4"/>right_socket.setsockopt(ZMQ_SNDTIMEO, 2000);</text:p>
      <text:p text:style-name="P25"><text:s text:c="4"/>//right_socket.setsockopt(ZMQ_RCVTIMEO, 2000);</text:p>
      <text:p text:style-name="P25"><text:s text:c="4"/>right_socket.setsockopt(ZMQ_LINGER, &amp;linger, sizeof(linger));</text:p>
      <text:p text:style-name="P25"><text:soft-page-break/></text:p>
      <text:p text:style-name="P25"><text:s text:c="4"/>int left_port = bind_socket(left_socket);</text:p>
      <text:p text:style-name="P25"><text:s text:c="4"/>int right_port = bind_socket(right_socket);</text:p>
      <text:p text:style-name="P25"/>
      <text:p text:style-name="P25"><text:s text:c="4"/>while (true) {</text:p>
      <text:p text:style-name="P25"><text:s text:c="8"/>std::string request_string;</text:p>
      <text:p text:style-name="P25"/>
      <text:p text:style-name="P25"><text:s text:c="8"/>request_string = recieve_message(parent_socket);</text:p>
      <text:p text:style-name="P25"/>
      <text:p text:style-name="P25"/>
      <text:p text:style-name="P25"/>
      <text:p text:style-name="P25">// <text:s text:c="7"/>std::ostringstream stream;</text:p>
      <text:p text:style-name="P25">// <text:s text:c="7"/>stream &lt;&lt; "Worker: id:" &lt;&lt; id &lt;&lt; "\n"</text:p>
      <text:p text:style-name="P25">// <text:s text:c="14"/>&lt;&lt; "pid:" &lt;&lt; getpid() &lt;&lt; "\n"</text:p>
      <text:p text:style-name="P25">// <text:s text:c="14"/>&lt;&lt; "parent port:" &lt;&lt; parent_port &lt;&lt; "\n"</text:p>
      <text:p text:style-name="P25">// <text:s text:c="14"/>&lt;&lt; "left port:" &lt;&lt; left_port &lt;&lt; "\n"</text:p>
      <text:p text:style-name="P25">// <text:s text:c="14"/>&lt;&lt; "right port:" &lt;&lt; right_port &lt;&lt; "\n"</text:p>
      <text:p text:style-name="P25">// <text:s text:c="14"/>&lt;&lt; "left child: id:" &lt;&lt; left_id &lt;&lt; " pid:" &lt;&lt; left_pid &lt;&lt; "\n"</text:p>
      <text:p text:style-name="P25">// <text:s text:c="14"/>&lt;&lt; "right child: id:" &lt;&lt; right_id &lt;&lt; " pid:" &lt;&lt; right_pid &lt;&lt; "\n"</text:p>
      <text:p text:style-name="P25">// <text:s text:c="14"/>&lt;&lt; "request:" &lt;&lt; request_string &lt;&lt; "\n\n";</text:p>
      <text:p text:style-name="P25">// <text:s text:c="7"/>send_message(socket, stream.str());</text:p>
      <text:p text:style-name="P25">// <text:s text:c="7"/>recieve_message(socket);</text:p>
      <text:p text:style-name="P25"/>
      <text:p text:style-name="P25"><text:s text:c="8"/>std::istringstream command_stream(request_string);</text:p>
      <text:p text:style-name="P25"><text:s text:c="8"/>std::string command;</text:p>
      <text:p text:style-name="P25"><text:s text:c="8"/>command_stream &gt;&gt; command;</text:p>
      <text:p text:style-name="P25"/>
      <text:p text:style-name="P25"><text:s text:c="8"/>if (command == "id") {</text:p>
      <text:p text:style-name="P25"><text:s text:c="12"/>std::string parent_string = "Ok:" + std::to_string(id);</text:p>
      <text:p text:style-name="P25"><text:s text:c="12"/>send_message(parent_socket, parent_string);</text:p>
      <text:p text:style-name="P25"><text:s text:c="8"/>} else if (command == "pid") {</text:p>
      <text:p text:style-name="P25"><text:s text:c="12"/>std::string parent_string = "Ok:" + std::to_string(getpid());</text:p>
      <text:p text:style-name="P25"><text:s text:c="12"/>send_message(parent_socket, parent_string);</text:p>
      <text:p text:style-name="P25"><text:s text:c="8"/>} else <text:s/>if (command == "create") {</text:p>
      <text:p text:style-name="P25"><text:s text:c="12"/>int id_to_create;</text:p>
      <text:p text:style-name="P25"><text:s text:c="12"/>command_stream &gt;&gt; id_to_create;</text:p>
      <text:p text:style-name="P25"><text:s text:c="12"/>// управляюший узел сообщает id нового узла и порт, к которому его надо подключить</text:p>
      <text:p text:style-name="P25"><text:s text:c="12"/>if (id_to_create == id) {</text:p>
      <text:p text:style-name="P25"><text:soft-page-break/><text:s text:c="16"/>// если id равен данному, значит узел уже существует, посылаем ответ с ошибкой</text:p>
      <text:p text:style-name="P25"><text:s text:c="16"/>std::string message_string = "Error: Already exists";</text:p>
      <text:p text:style-name="P25"><text:s text:c="16"/>send_message(parent_socket, message_string);</text:p>
      <text:p text:style-name="P25"><text:s text:c="12"/>} else if (id_to_create &lt; id) {</text:p>
      <text:p text:style-name="P25"><text:s text:c="16"/>if (left_pid == 0) {</text:p>
      <text:p text:style-name="P25"><text:s text:c="20"/>left_pid = fork();</text:p>
      <text:p text:style-name="P25"><text:s text:c="20"/>if (left_pid == -1) {</text:p>
      <text:p text:style-name="P25"><text:s text:c="24"/>send_message(parent_socket, "Error: Cannot fork");</text:p>
      <text:p text:style-name="P25"><text:s text:c="24"/>left_pid = 0;</text:p>
      <text:p text:style-name="P25"><text:s text:c="20"/>} else if (left_pid == 0) {</text:p>
      <text:p text:style-name="P25"><text:s text:c="24"/>create_node(id_to_create,left_port);</text:p>
      <text:p text:style-name="P25"><text:s text:c="20"/>} else {</text:p>
      <text:p text:style-name="P25"><text:s text:c="24"/>left_id = id_to_create;</text:p>
      <text:p text:style-name="P25"><text:s text:c="24"/>send_message(left_socket, "pid");</text:p>
      <text:p text:style-name="P25"><text:s text:c="24"/>send_message(parent_socket, recieve_message(left_socket));</text:p>
      <text:p text:style-name="P25"><text:s text:c="20"/>}</text:p>
      <text:p text:style-name="P25"><text:s text:c="16"/>} else {</text:p>
      <text:p text:style-name="P25"><text:s text:c="20"/>send_message(left_socket, request_string);</text:p>
      <text:p text:style-name="P25"><text:s text:c="20"/>send_message(parent_socket, recieve_message(left_socket));</text:p>
      <text:p text:style-name="P25"><text:s text:c="16"/>}</text:p>
      <text:p text:style-name="P25"><text:s text:c="12"/>} else {</text:p>
      <text:p text:style-name="P25"><text:s text:c="16"/>if (right_pid == 0) {</text:p>
      <text:p text:style-name="P25"><text:s text:c="20"/>right_pid = fork();</text:p>
      <text:p text:style-name="P25"><text:s text:c="20"/>if (right_pid == -1) {</text:p>
      <text:p text:style-name="P25"><text:s text:c="24"/>send_message(parent_socket, "Error: Cannot fork");</text:p>
      <text:p text:style-name="P25"><text:s text:c="24"/>right_pid = 0;</text:p>
      <text:p text:style-name="P25"><text:s text:c="20"/>} else if (right_pid == 0) {</text:p>
      <text:p text:style-name="P25"><text:s text:c="24"/>create_node(id_to_create,right_port);</text:p>
      <text:p text:style-name="P25"><text:s text:c="20"/>} else {</text:p>
      <text:p text:style-name="P25"><text:s text:c="24"/>right_id = id_to_create;</text:p>
      <text:p text:style-name="P25"><text:s text:c="24"/>send_message(right_socket, "pid");</text:p>
      <text:p text:style-name="P25"><text:s text:c="24"/>send_message(parent_socket, recieve_message(right_socket));</text:p>
      <text:p text:style-name="P25"><text:s text:c="20"/>}</text:p>
      <text:p text:style-name="P25"><text:s text:c="16"/>} else {</text:p>
      <text:p text:style-name="P25"><text:s text:c="20"/>send_message(right_socket, request_string);</text:p>
      <text:p text:style-name="P25"><text:s text:c="20"/>send_message(parent_socket, recieve_message(right_socket));</text:p>
      <text:p text:style-name="P25"><text:s text:c="16"/>}</text:p>
      <text:p text:style-name="P25"><text:s text:c="12"/>}</text:p>
      <text:p text:style-name="P25"><text:soft-page-break/></text:p>
      <text:p text:style-name="P25"><text:s text:c="8"/>} else if (command == "remove") {</text:p>
      <text:p text:style-name="P25"><text:s text:c="12"/>int id_to_delete;</text:p>
      <text:p text:style-name="P25"><text:s text:c="12"/>command_stream &gt;&gt; id_to_delete;</text:p>
      <text:p text:style-name="P25"><text:s text:c="12"/>if (id_to_delete &lt; id) {</text:p>
      <text:p text:style-name="P25"><text:s text:c="16"/>if (left_id == 0) {</text:p>
      <text:p text:style-name="P25"><text:s text:c="20"/>send_message(parent_socket, "Error: Not found");</text:p>
      <text:p text:style-name="P25"><text:s text:c="16"/>} else if (left_id == id_to_delete) {</text:p>
      <text:p text:style-name="P25"><text:s text:c="20"/>send_message(left_socket, "kill_children");</text:p>
      <text:p text:style-name="P25"><text:s text:c="20"/>recieve_message(left_socket);</text:p>
      <text:p text:style-name="P25"><text:s text:c="20"/>kill(left_pid,SIGTERM);</text:p>
      <text:p text:style-name="P25"><text:s text:c="20"/>kill(left_pid,SIGKILL);</text:p>
      <text:p text:style-name="P25"><text:s text:c="20"/>left_id = 0;</text:p>
      <text:p text:style-name="P25"><text:s text:c="20"/>left_pid = 0;</text:p>
      <text:p text:style-name="P25"><text:s text:c="20"/>send_message(parent_socket, "Ok");</text:p>
      <text:p text:style-name="P25"/>
      <text:p text:style-name="P25"><text:s text:c="16"/>} else {</text:p>
      <text:p text:style-name="P25"><text:s text:c="20"/>send_message(left_socket, request_string);</text:p>
      <text:p text:style-name="P25"><text:s text:c="20"/>send_message(parent_socket, recieve_message(left_socket));</text:p>
      <text:p text:style-name="P25"><text:s text:c="16"/>}</text:p>
      <text:p text:style-name="P25"><text:s text:c="12"/>} else {</text:p>
      <text:p text:style-name="P25"><text:s text:c="16"/>if (right_id == 0) {</text:p>
      <text:p text:style-name="P25"><text:s text:c="20"/>send_message(parent_socket, "Error: Not found");</text:p>
      <text:p text:style-name="P25"><text:s text:c="16"/>} else if (right_id == id_to_delete) {</text:p>
      <text:p text:style-name="P25"><text:s text:c="20"/>send_message(right_socket, "kill_children");</text:p>
      <text:p text:style-name="P25"><text:s text:c="20"/>recieve_message(right_socket);</text:p>
      <text:p text:style-name="P25"><text:s text:c="20"/>kill(right_pid,SIGTERM);</text:p>
      <text:p text:style-name="P25"><text:s text:c="20"/>kill(right_pid,SIGKILL);</text:p>
      <text:p text:style-name="P25"><text:s text:c="20"/>right_id = 0;</text:p>
      <text:p text:style-name="P25"><text:s text:c="20"/>right_pid = 0;</text:p>
      <text:p text:style-name="P25"><text:s text:c="20"/>send_message(parent_socket, "Ok");</text:p>
      <text:p text:style-name="P25"><text:s text:c="16"/>} else {</text:p>
      <text:p text:style-name="P25"><text:s text:c="20"/>send_message(right_socket, request_string);</text:p>
      <text:p text:style-name="P25"><text:s text:c="20"/>send_message(parent_socket, recieve_message(right_socket));</text:p>
      <text:p text:style-name="P25"><text:s text:c="16"/>}</text:p>
      <text:p text:style-name="P25"><text:s text:c="12"/>}</text:p>
      <text:p text:style-name="P25"><text:s text:c="8"/>} else if (command == "exec") {</text:p>
      <text:p text:style-name="P25"><text:s text:c="12"/>int exec_id;</text:p>
      <text:p text:style-name="P25"><text:soft-page-break/><text:s text:c="12"/>command_stream &gt;&gt; exec_id;</text:p>
      <text:p text:style-name="P25"><text:s text:c="12"/>if (exec_id == id) {</text:p>
      <text:p text:style-name="P25"><text:s text:c="16"/>int n;</text:p>
      <text:p text:style-name="P25"><text:s text:c="16"/>command_stream &gt;&gt; n;</text:p>
      <text:p text:style-name="P25"><text:s text:c="16"/>int sum = 0;</text:p>
      <text:p text:style-name="P25"><text:s text:c="16"/>for (int i = 0; i &lt; n; ++i) {</text:p>
      <text:p text:style-name="P25"><text:s text:c="20"/>int cur_num;</text:p>
      <text:p text:style-name="P25"><text:s text:c="20"/>command_stream &gt;&gt; cur_num;</text:p>
      <text:p text:style-name="P25"><text:s text:c="20"/>sum += cur_num;</text:p>
      <text:p text:style-name="P25"><text:s text:c="16"/>}</text:p>
      <text:p text:style-name="P25"><text:s text:c="16"/>std::string recieve_message = "Ok:" + std::to_string(id) + ":" + std::to_string(sum);</text:p>
      <text:p text:style-name="P25"><text:s text:c="16"/>send_message(parent_socket, recieve_message);</text:p>
      <text:p text:style-name="P25"><text:s text:c="16"/></text:p>
      <text:p text:style-name="P25"><text:s text:c="12"/>} else if (exec_id &lt; id) {</text:p>
      <text:p text:style-name="P25"><text:s text:c="16"/>if (left_pid == 0) {</text:p>
      <text:p text:style-name="P25"><text:s text:c="20"/>std::string recieve_message = "Error:" + std::to_string(exec_id) + ": Not found";</text:p>
      <text:p text:style-name="P25"><text:s text:c="20"/>send_message(parent_socket, recieve_message);</text:p>
      <text:p text:style-name="P25"><text:s text:c="16"/>} else {</text:p>
      <text:p text:style-name="P25"><text:s text:c="20"/>send_message(left_socket, request_string);</text:p>
      <text:p text:style-name="P25"><text:s text:c="20"/>send_message(parent_socket, recieve_message(left_socket));</text:p>
      <text:p text:style-name="P25"><text:s text:c="16"/>}</text:p>
      <text:p text:style-name="P25"><text:s text:c="12"/>} else {</text:p>
      <text:p text:style-name="P25"><text:s text:c="16"/>if (right_pid == 0) {</text:p>
      <text:p text:style-name="P25"><text:s text:c="20"/>std::string recieve_message = "Error:" + std::to_string(exec_id) + ": Not found";</text:p>
      <text:p text:style-name="P25"><text:s text:c="20"/>send_message(parent_socket, recieve_message);</text:p>
      <text:p text:style-name="P25"><text:s text:c="16"/>} else {</text:p>
      <text:p text:style-name="P25"><text:s text:c="20"/>send_message(right_socket, request_string);</text:p>
      <text:p text:style-name="P25"><text:s text:c="20"/>send_message(parent_socket, recieve_message(right_socket));</text:p>
      <text:p text:style-name="P25"><text:s text:c="16"/>}</text:p>
      <text:p text:style-name="P25"><text:s text:c="12"/>}</text:p>
      <text:p text:style-name="P25"/>
      <text:p text:style-name="P25"><text:s text:c="8"/>} else if (command == "ping") {</text:p>
      <text:p text:style-name="P25"><text:s text:c="12"/>std::ostringstream res;</text:p>
      <text:p text:style-name="P25"><text:s text:c="12"/>std::string left_res;</text:p>
      <text:p text:style-name="P25"><text:s text:c="12"/>std::string right_res;</text:p>
      <text:p text:style-name="P25"><text:s text:c="12"/>if (left_pid != 0) {</text:p>
      <text:p text:style-name="P25"><text:s text:c="16"/>send_message(left_socket, "ping");</text:p>
      <text:p text:style-name="P25"><text:s text:c="16"/>left_res = recieve_message(left_socket);</text:p>
      <text:p text:style-name="P25"><text:soft-page-break/><text:s text:c="12"/>}</text:p>
      <text:p text:style-name="P25"><text:s text:c="12"/>if (right_pid != 0) {</text:p>
      <text:p text:style-name="P25"><text:s text:c="16"/>send_message(right_socket, "ping");</text:p>
      <text:p text:style-name="P25"><text:s text:c="16"/>right_res = recieve_message(right_socket);</text:p>
      <text:p text:style-name="P25"><text:s text:c="12"/>}</text:p>
      <text:p text:style-name="P25"><text:s text:c="12"/>if (!left_res.empty() &amp;&amp; left_res.substr(std::min&lt;int&gt;(left_res.size(),5)) != "Error") {</text:p>
      <text:p text:style-name="P25"><text:s text:c="16"/>res &lt;&lt; left_res;</text:p>
      <text:p text:style-name="P25"><text:s text:c="12"/>}</text:p>
      <text:p text:style-name="P25"/>
      <text:p text:style-name="P25"/>
      <text:p text:style-name="P25"><text:s text:c="12"/>if (!right_res.empty() &amp;&amp; right_res.substr(std::min&lt;int&gt;(right_res.size(),5)) != "Error") {</text:p>
      <text:p text:style-name="P25"><text:s text:c="16"/>res &lt;&lt; right_res;</text:p>
      <text:p text:style-name="P25"><text:s text:c="12"/>}</text:p>
      <text:p text:style-name="P25"><text:s text:c="12"/>send_message(parent_socket, res.str());</text:p>
      <text:p text:style-name="P25"><text:s text:c="8"/>} else if (command == "kill_children") { <text:s/>// УБИТЬ ВСЕХ ДЕТЕЙ</text:p>
      <text:p text:style-name="P25"><text:s text:c="12"/>if (left_pid == 0 &amp;&amp; right_pid == 0) {</text:p>
      <text:p text:style-name="P25"><text:s text:c="16"/>send_message(parent_socket, "Ok");</text:p>
      <text:p text:style-name="P25"><text:s text:c="12"/>} else {</text:p>
      <text:p text:style-name="P25"><text:s text:c="16"/>if (left_pid != 0) {</text:p>
      <text:p text:style-name="P25"><text:s text:c="20"/>send_message(left_socket, "kill_children");</text:p>
      <text:p text:style-name="P25"><text:s text:c="20"/>recieve_message(left_socket);</text:p>
      <text:p text:style-name="P25"><text:s text:c="20"/>kill(left_pid,SIGTERM);</text:p>
      <text:p text:style-name="P25"><text:s text:c="20"/>kill(left_pid,SIGKILL);</text:p>
      <text:p text:style-name="P25"><text:s text:c="16"/>}</text:p>
      <text:p text:style-name="P25"><text:s text:c="16"/>if (right_pid != 0) {</text:p>
      <text:p text:style-name="P25"><text:s text:c="20"/>send_message(right_socket, "kill_children");</text:p>
      <text:p text:style-name="P25"><text:s text:c="20"/>recieve_message(right_socket);</text:p>
      <text:p text:style-name="P25"><text:s text:c="20"/>kill(right_pid,SIGTERM);</text:p>
      <text:p text:style-name="P25"><text:s text:c="20"/>kill(right_pid,SIGKILL);</text:p>
      <text:p text:style-name="P25"><text:s text:c="16"/>}</text:p>
      <text:p text:style-name="P25"><text:s text:c="16"/>send_message(parent_socket, "Ok");</text:p>
      <text:p text:style-name="P25"/>
      <text:p text:style-name="P25"><text:s text:c="12"/>}</text:p>
      <text:p text:style-name="P25"><text:s text:c="8"/>}</text:p>
      <text:p text:style-name="P25"><text:s text:c="8"/>if (parent_port == 0) {</text:p>
      <text:p text:style-name="P25"><text:s text:c="12"/>break;</text:p>
      <text:p text:style-name="P25"><text:s text:c="8"/>}</text:p>
      <text:p text:style-name="P25"><text:s text:c="4"/>}</text:p>
      <text:p text:style-name="P25"><text:soft-page-break/></text:p>
      <text:p text:style-name="P25">}</text:p>
      <text:p text:style-name="P25">//<text:span text:style-name="T23">server_functions.h</text:span></text:p>
      <text:p text:style-name="P25">#pragma once</text:p>
      <text:p text:style-name="P25">#include &lt;string&gt;</text:p>
      <text:p text:style-name="P25">#include &lt;zconf.h&gt;</text:p>
      <text:p text:style-name="P25">#include "zmq.hpp"</text:p>
      <text:p text:style-name="P25"/>
      <text:p text:style-name="P25">bool send_message(zmq::socket_t&amp; socket, const std::string&amp; message_string);</text:p>
      <text:p text:style-name="P25"/>
      <text:p text:style-name="P25">std::string recieve_message(zmq::socket_t&amp; socket);</text:p>
      <text:p text:style-name="P25"/>
      <text:p text:style-name="P25">std::string get_port_name(int port);</text:p>
      <text:p text:style-name="P25"/>
      <text:p text:style-name="P25">int bind_socket(zmq::socket_t&amp; socket);</text:p>
      <text:p text:style-name="P25"/>
      <text:p text:style-name="P25">void create_node(int id, int port);</text:p>
      <text:p text:style-name="P25">//<text:span text:style-name="T23">server_functions.cpp</text:span></text:p>
      <text:p text:style-name="P25">#include "server_functions.h"</text:p>
      <text:p text:style-name="P25"/>
      <text:p text:style-name="P25"/>
      <text:p text:style-name="P25">bool send_message(zmq::socket_t&amp; socket, const std::string&amp; message_string) {</text:p>
      <text:p text:style-name="P25"><text:s text:c="4"/>zmq::message_t message(message_string.size());</text:p>
      <text:p text:style-name="P25"><text:s text:c="4"/>memcpy(message.data(), message_string.c_str(), message_string.size());</text:p>
      <text:p text:style-name="P25"><text:s text:c="4"/>return socket.send(message);</text:p>
      <text:p text:style-name="P25">}</text:p>
      <text:p text:style-name="P25"/>
      <text:p text:style-name="P25">std::string recieve_message(zmq::socket_t&amp; socket) {</text:p>
      <text:p text:style-name="P25"><text:s text:c="4"/>zmq::message_t message;</text:p>
      <text:p text:style-name="P25"><text:s text:c="4"/>bool ok;</text:p>
      <text:p text:style-name="P25"><text:s text:c="4"/>try {</text:p>
      <text:p text:style-name="P25"><text:s text:c="8"/>ok = socket.recv(&amp;message);</text:p>
      <text:p text:style-name="P25"><text:s text:c="4"/>} catch (...) {</text:p>
      <text:p text:style-name="P25"><text:s text:c="8"/>ok = false;</text:p>
      <text:p text:style-name="P25"><text:s text:c="4"/>}</text:p>
      <text:p text:style-name="P25"><text:s text:c="4"/>std::string recieved_message(static_cast&lt;char*&gt;(message.data()), message.size());</text:p>
      <text:p text:style-name="P25"><text:s text:c="4"/>if (recieved_message.empty() || !ok) {</text:p>
      <text:p text:style-name="P25"><text:s text:c="8"/>return "Error: Node is not available";</text:p>
      <text:p text:style-name="P25"><text:soft-page-break/><text:s text:c="4"/>}</text:p>
      <text:p text:style-name="P25"><text:s text:c="4"/>return recieved_message;</text:p>
      <text:p text:style-name="P25">}</text:p>
      <text:p text:style-name="P25"/>
      <text:p text:style-name="P25">std::string get_port_name(int port) {</text:p>
      <text:p text:style-name="P25"><text:s text:c="4"/>return "tcp://127.0.0.1:" + std::to_string(port);</text:p>
      <text:p text:style-name="P25">}</text:p>
      <text:p text:style-name="P25">int bind_socket(zmq::socket_t&amp; socket) {</text:p>
      <text:p text:style-name="P25"><text:s text:c="4"/>int port = 30000;</text:p>
      <text:p text:style-name="P25"><text:s text:c="4"/>while (true) {</text:p>
      <text:p text:style-name="P25"><text:s text:c="8"/>try {</text:p>
      <text:p text:style-name="P25"><text:s text:c="12"/>socket.bind(get_port_name(port));</text:p>
      <text:p text:style-name="P25"><text:s text:c="12"/>break;</text:p>
      <text:p text:style-name="P25"><text:s text:c="8"/>} catch(...) {</text:p>
      <text:p text:style-name="P25"><text:s text:c="12"/>port++;</text:p>
      <text:p text:style-name="P25"><text:s text:c="8"/>}</text:p>
      <text:p text:style-name="P25"><text:s text:c="4"/>}</text:p>
      <text:p text:style-name="P25"><text:s text:c="4"/>return port;</text:p>
      <text:p text:style-name="P25">}</text:p>
      <text:p text:style-name="P25"/>
      <text:p text:style-name="P25">void create_node(int id, int port) {</text:p>
      <text:p text:style-name="P25"><text:s text:c="4"/>char* arg1 = strdup((std::to_string(id)).c_str());</text:p>
      <text:p text:style-name="P25"><text:s text:c="4"/>char* arg2 = strdup((std::to_string(port)).c_str());</text:p>
      <text:p text:style-name="P25"><text:s text:c="4"/>char* args[] = {"./child_node", arg1, arg2, NULL};</text:p>
      <text:p text:style-name="P25"><text:s text:c="4"/>execv("./child_node", args);</text:p>
      <text:p text:style-name="P25">}</text:p>
      <text:h text:style-name="P29" text:outline-level="1"><text:bookmark-start text:name="__RefHeading___Toc1665_3709866927"/>5.Результат работы<text:bookmark-end text:name="__RefHeading___Toc1665_3709866927"/></text:h>
      <text:p text:style-name="P20">nikita@nikita-HP:~/oc/lr6v55/work$ ./terminal</text:p>
      <text:p text:style-name="P20">create 2</text:p>
      <text:p text:style-name="P20">Ok:8101</text:p>
      <text:p text:style-name="P20">create 8</text:p>
      <text:p text:style-name="P20">Ok:8106</text:p>
      <text:p text:style-name="P20">create 4</text:p>
      <text:p text:style-name="P20">Ok:8111</text:p>
      <text:p text:style-name="P20">create 0</text:p>
      <text:p text:style-name="P20"><text:soft-page-break/>Ok:8116</text:p>
      <text:p text:style-name="P20">ping 13</text:p>
      <text:p text:style-name="P20">Error: Not found</text:p>
      <text:p text:style-name="P20">ping 4</text:p>
      <text:p text:style-name="P20">Ok:0</text:p>
      <text:p text:style-name="P20">exec 8 2 3 4 5 6 7</text:p>
      <text:p text:style-name="P20">Ok:8:7</text:p>
      <text:p text:style-name="P20">remove 11</text:p>
      <text:p text:style-name="P20">Error: Not found</text:p>
      <text:p text:style-name="P20">remove 8</text:p>
      <text:p text:style-name="P20">Ok</text:p>
      <text:p text:style-name="P20">ping 8</text:p>
      <text:p text:style-name="P20">Error: Not found</text:p>
      <text:p text:style-name="P20">exec 1 5 1 1 1 1 1</text:p>
      <text:p text:style-name="P20">Error:1: Not found</text:p>
      <text:p text:style-name="P20">exec 2 5 1 1 1 1 1</text:p>
      <text:p text:style-name="P20">Ok:2:5</text:p>
      <text:p text:style-name="P21">exit</text:p>
      <text:h text:style-name="P30" text:outline-level="1"><text:bookmark-start text:name="__RefHeading___Toc1667_3709866927"/>6.Вывод<text:bookmark-end text:name="__RefHeading___Toc1667_3709866927"/></text:h>
      <text:p text:style-name="P17"><text:bookmark-start text:name="__RefHeading___Toc3862_3843017598"/><text:span text:style-name="T2">В </text:span><text:span text:style-name="T1">ходе данной работы я получил некие навыки работы с библиотекой zmq. <text:s/>Данная библиотека позволяет организовать асинхронный обмен сообщений. </text:span><text:span text:style-name="T3">Также хотелось бы отметить высокую сложность данной работы. </text:span><text:span text:style-name="T4">В ходе <text:s text:c="3"/>данной работы я получил опыт работы с многопроцессорными программами. Хотелось бы отметить, что асинхронная обработка реализуется благодаря свойствам библиотеки zmq: асинхронный обмен сообщений.</text:span><text:bookmark-end text:name="__RefHeading___Toc3862_384301759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Times New Roman1" svg:font-family="'Times New Roman'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fo:text-align="center" style:justify-single-word="false"/>
      <style:text-properties style:font-name="Times New Roman1" fo:font-family="'Times New Roman'" style:font-family-generic="roman" fo:font-size="18pt" fo:font-weight="normal" officeooo:rsid="000ef72e" style:font-size-asian="18pt" style:font-weight-asian="normal" style:font-size-complex="18pt" style:font-weight-complex="normal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language-asian="ru" style:country-asian="RU" style:font-name-complex="Times New Roman2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tab/><text:page-number text:select-page="current">13</text:page-number></text:p>
      </style:footer>
    </style:master-page>
    <style:master-page style:name="First_20_Page" style:display-name="First Page" style:page-layout-name="Mpm2" style:next-style-name="Standard">
      <style:footer>
        <text:p text:style-name="Footer"><text:tab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4T16:32:26.972089762</meta:creation-date>
    <dc:date>2020-02-24T23:24:36.001325037</dc:date>
    <meta:editing-duration>PT2H52M21S</meta:editing-duration>
    <meta:editing-cycles>6</meta:editing-cycles>
    <meta:generator>LibreOffice/6.0.7.3$Linux_X86_64 LibreOffice_project/00m0$Build-3</meta:generator>
    <meta:document-statistic meta:table-count="0" meta:image-count="0" meta:object-count="0" meta:page-count="20" meta:paragraph-count="575" meta:word-count="2087" meta:character-count="21855" meta:non-whitespace-character-count="14848"/>
  </office:meta>
</office:document-meta>
</file>